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22c22f"/>
    </style:style>
    <style:style style:name="P2" style:family="paragraph" style:parent-style-name="Standard">
      <style:text-properties officeooo:rsid="001d27fb" officeooo:paragraph-rsid="00233168"/>
    </style:style>
    <style:style style:name="P3" style:family="paragraph" style:parent-style-name="Standard">
      <style:text-properties officeooo:rsid="001d27fb" officeooo:paragraph-rsid="003135db"/>
    </style:style>
    <style:style style:name="P4" style:family="paragraph" style:parent-style-name="Standard">
      <style:text-properties officeooo:rsid="001d27fb" officeooo:paragraph-rsid="0035c638"/>
    </style:style>
    <style:style style:name="P5" style:family="paragraph" style:parent-style-name="Standard">
      <style:text-properties officeooo:rsid="001d27fb" officeooo:paragraph-rsid="003786cf"/>
    </style:style>
    <style:style style:name="P6" style:family="paragraph" style:parent-style-name="Standard">
      <style:text-properties officeooo:rsid="002043f2" officeooo:paragraph-rsid="002043f2"/>
    </style:style>
    <style:style style:name="P7" style:family="paragraph" style:parent-style-name="Standard">
      <style:text-properties officeooo:rsid="002043f2" officeooo:paragraph-rsid="0025ad8c"/>
    </style:style>
    <style:style style:name="P8" style:family="paragraph" style:parent-style-name="Standard">
      <style:text-properties officeooo:rsid="002043f2" officeooo:paragraph-rsid="002a00b8"/>
    </style:style>
    <style:style style:name="P9" style:family="paragraph" style:parent-style-name="Standard">
      <style:text-properties officeooo:rsid="002043f2" officeooo:paragraph-rsid="002f1f9b"/>
    </style:style>
    <style:style style:name="P10" style:family="paragraph" style:parent-style-name="Standard">
      <style:text-properties officeooo:rsid="00233168" officeooo:paragraph-rsid="0030ab20"/>
    </style:style>
    <style:style style:name="P11" style:family="paragraph" style:parent-style-name="Standard">
      <style:text-properties officeooo:rsid="0024a620" officeooo:paragraph-rsid="0024a620"/>
    </style:style>
    <style:style style:name="P12" style:family="paragraph" style:parent-style-name="Standard">
      <style:text-properties officeooo:rsid="0024a620" officeooo:paragraph-rsid="002a00b8"/>
    </style:style>
    <style:style style:name="P13" style:family="paragraph" style:parent-style-name="Standard">
      <style:text-properties officeooo:rsid="00205f95" officeooo:paragraph-rsid="00260b51"/>
    </style:style>
    <style:style style:name="T1" style:family="text">
      <style:text-properties officeooo:rsid="001a6e19"/>
    </style:style>
    <style:style style:name="T2" style:family="text">
      <style:text-properties officeooo:rsid="001bc5f5"/>
    </style:style>
    <style:style style:name="T3" style:family="text">
      <style:text-properties officeooo:rsid="001d7e56"/>
    </style:style>
    <style:style style:name="T4" style:family="text">
      <style:text-properties officeooo:rsid="001f6ce9"/>
    </style:style>
    <style:style style:name="T5" style:family="text">
      <style:text-properties officeooo:rsid="00205f95"/>
    </style:style>
    <style:style style:name="T6" style:family="text">
      <style:text-properties officeooo:rsid="00210855"/>
    </style:style>
    <style:style style:name="T7" style:family="text">
      <style:text-properties officeooo:rsid="0022c22f"/>
    </style:style>
    <style:style style:name="T8" style:family="text">
      <style:text-properties officeooo:rsid="00233168"/>
    </style:style>
    <style:style style:name="T9" style:family="text">
      <style:text-properties officeooo:rsid="0024a620"/>
    </style:style>
    <style:style style:name="T10" style:family="text">
      <style:text-properties officeooo:rsid="0024d105"/>
    </style:style>
    <style:style style:name="T11" style:family="text">
      <style:text-properties officeooo:rsid="0025ad8c"/>
    </style:style>
    <style:style style:name="T12" style:family="text">
      <style:text-properties officeooo:rsid="00260b51"/>
    </style:style>
    <style:style style:name="T13" style:family="text">
      <style:text-properties officeooo:rsid="002639d6"/>
    </style:style>
    <style:style style:name="T14" style:family="text">
      <style:text-properties officeooo:rsid="00284513"/>
    </style:style>
    <style:style style:name="T15" style:family="text">
      <style:text-properties officeooo:rsid="002a0019"/>
    </style:style>
    <style:style style:name="T16" style:family="text">
      <style:text-properties officeooo:rsid="002a00b8"/>
    </style:style>
    <style:style style:name="T17" style:family="text">
      <style:text-properties officeooo:rsid="002be254"/>
    </style:style>
    <style:style style:name="T18" style:family="text">
      <style:text-properties officeooo:rsid="002d3abc"/>
    </style:style>
    <style:style style:name="T19" style:family="text">
      <style:text-properties officeooo:rsid="002f1f9b"/>
    </style:style>
    <style:style style:name="T20" style:family="text">
      <style:text-properties officeooo:rsid="0030ab20"/>
    </style:style>
    <style:style style:name="T21" style:family="text">
      <style:text-properties officeooo:rsid="003135db"/>
    </style:style>
    <style:style style:name="T22" style:family="text">
      <style:text-properties officeooo:rsid="00328faf"/>
    </style:style>
    <style:style style:name="T23" style:family="text">
      <style:text-properties officeooo:rsid="0035c638"/>
    </style:style>
    <style:style style:name="T24" style:family="text">
      <style:text-properties officeooo:rsid="003786cf"/>
    </style:style>
    <style:style style:name="T25" style:family="text">
      <style:text-properties officeooo:rsid="00381d91"/>
    </style:style>
    <style:style style:name="T26" style:family="text">
      <style:text-properties officeooo:rsid="0039f6ff"/>
    </style:style>
    <style:style style:name="T27" style:family="text">
      <style:text-properties officeooo:rsid="003b54a0"/>
    </style:style>
    <style:style style:name="T28" style:family="text">
      <style:text-properties officeooo:rsid="003d5e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C</text:span>odding symbols<text:span text:style-name="T3"> </text:span><text:span text:style-name="T2">by numbers </text:span><text:span text:style-name="T7">c</text:span><text:span text:style-name="T1">oncept </text:span>AG85<text:span text:style-name="T2">C</text:span>SNC1</text:p>
      <text:p text:style-name="Subtitle">by Arthur Golubev</text:p>
      <text:p text:style-name="Subtitle">20<text:span text:style-name="T2">24</text:span>-<text:span text:style-name="T2">12</text:span>-<text:span text:style-name="T2">31</text:span></text:p>
      <text:p text:style-name="P2">According to codding symbols by numbers concept ag85csnc1:</text:p>
      <text:p text:style-name="P3"><text:span text:style-name="T22">1</text:span><text:span text:style-name="T16">. </text:span><text:span text:style-name="T18">For </text:span><text:span text:style-name="T19">encoding </text:span><text:span text:style-name="T21">messages items </text:span><text:span text:style-name="T19">into </text:span><text:span text:style-name="T18">n</text:span><text:span text:style-name="T4">umbers space:</text:span></text:p>
      <text:p text:style-name="P3"><text:span text:style-name="T4"><text:tab/></text:span><text:span text:style-name="T18">1.1</text:span><text:span text:style-name="T4"> </text:span><text:span text:style-name="T18">Numbers space </text:span><text:span text:style-name="T4">is distributed over </text:span><text:span text:style-name="T22">the following </text:span><text:span text:style-name="T24">each of which is optional</text:span><text:span text:style-name="T4">:</text:span></text:p>
      <text:p text:style-name="P5"><text:span text:style-name="T5"><text:tab/><text:tab/></text:span><text:span text:style-name="T8">1.1.</text:span><text:span text:style-name="T18">1</text:span><text:span text:style-name="T5">.</text:span> <text:span text:style-name="T16">to designate </text:span><text:span text:style-name="T24">element</text:span><text:span text:style-name="T3"> </text:span><text:span text:style-name="T16">which can be one of the following </text:span><text:span text:style-name="T24">type </text:span><text:span text:style-name="T22">(so that message</text:span><text:span text:style-name="T24">s</text:span><text:span text:style-name="T22"> make sense for the specific application)</text:span><text:span text:style-name="T3">:</text:span></text:p>
      <text:p text:style-name="P6"><text:span text:style-name="T5"><text:tab/><text:tab/><text:tab/>a</text:span>. <text:span text:style-name="T11">message s</text:span>ymbols;</text:p>
      <text:p text:style-name="P8"><text:tab/><text:tab/><text:tab/><text:span text:style-name="T16">b. alphabet</text:span> <text:span text:style-name="T14">authenticat</text:span><text:span text:style-name="T16">ors;</text:span></text:p>
      <text:p text:style-name="P6"><text:span text:style-name="T9"><text:tab/><text:tab/><text:tab/>c. hierarchical </text:span><text:span text:style-name="T10">message </text:span><text:span text:style-name="T9">sentences delimiters;</text:span></text:p>
      <text:p text:style-name="P6"><text:tab/><text:tab/><text:tab/><text:span text:style-name="T9">d. hierarchical contextual items delimiters;</text:span></text:p>
      <text:p text:style-name="P6"><text:tab/><text:tab/><text:tab/><text:span text:style-name="T9">e. </text:span><text:span text:style-name="T11">message tables start marker;</text:span></text:p>
      <text:p text:style-name="P9"><text:tab/><text:tab/><text:tab/><text:span text:style-name="T9">e. </text:span><text:span text:style-name="T11">message table </text:span><text:span text:style-name="T19">row</text:span><text:span text:style-name="T11">s </text:span><text:span text:style-name="T19">delimiter</text:span><text:span text:style-name="T11">;</text:span></text:p>
      <text:p text:style-name="P9"><text:tab/><text:tab/><text:tab/><text:span text:style-name="T9">f. </text:span><text:span text:style-name="T11">numbers reserved for free usage by application;</text:span></text:p>
      <text:p text:style-name="P7"><text:tab/><text:tab/><text:tab/><text:span text:style-name="T9">g. </text:span><text:span text:style-name="T11">numbers reserved for usage in future;</text:span></text:p>
      <text:p text:style-name="P13"><text:tab/><text:tab/><text:span text:style-name="T15">1.</text:span><text:span text:style-name="T18">1</text:span><text:span text:style-name="T15">.2</text:span>. <text:span text:style-name="T15">for increasing </text:span><text:span text:style-name="T12">reliability;</text:span></text:p>
      <text:p text:style-name="P13"><text:tab/><text:tab/><text:span text:style-name="T15">1.</text:span><text:span text:style-name="T18">1</text:span><text:span text:style-name="T15">.3</text:span>. <text:span text:style-name="T15">for </text:span><text:span text:style-name="T19">application </text:span><text:span text:style-name="T13">grammar link</text:span><text:span text:style-name="T20">ing</text:span><text:span text:style-name="T13">.</text:span></text:p>
      <text:p text:style-name="P10"><text:span text:style-name="T18"><text:tab/>1.2</text:span>. <text:span text:style-name="T20">Distributing number spaces for </text:span><text:span text:style-name="T12">reliability </text:span><text:span text:style-name="T20">and for </text:span><text:span text:style-name="T26">application </text:span><text:span text:style-name="T20">grammar linking either mixed with </text:span><text:span text:style-name="T23">messag</text:span><text:span text:style-name="T25">e elements</text:span><text:span text:style-name="T20">, or separately or as combination of these both is implementation defined;</text:span></text:p>
      <text:p text:style-name="P4"><text:span text:style-name="T22">2</text:span><text:span text:style-name="T8">. </text:span><text:span text:style-name="T23">For sequences of messages items:</text:span></text:p>
      <text:p text:style-name="P5"><text:span text:style-name="T24"><text:tab/></text:span><text:span text:style-name="T28">2</text:span><text:span text:style-name="T24">.</text:span><text:span text:style-name="T28">1</text:span><text:span text:style-name="T24">. </text:span><text:span text:style-name="T21">Sequences of m</text:span><text:span text:style-name="T16">essages </text:span><text:span text:style-name="T21">items</text:span><text:span text:style-name="T16"> can be separated </text:span><text:span text:style-name="T17">in</text:span><text:span text:style-name="T16">to </text:span><text:span text:style-name="T8">flows </text:span><text:span text:style-name="T22">(so that there is not empty flows) </text:span><text:span text:style-name="T23">in implementation defined way;</text:span></text:p>
      <text:p text:style-name="P5"><text:span text:style-name="T23"><text:tab/></text:span><text:span text:style-name="T28">2</text:span><text:span text:style-name="T24">.</text:span><text:span text:style-name="T28">2</text:span><text:span text:style-name="T24">. S</text:span><text:span text:style-name="T18">pecification how to combine the flows into </text:span><text:span text:style-name="T22">the</text:span><text:span text:style-name="T18"> message is implementation defined</text:span><text:span text:style-name="T8">;</text:span></text:p>
      <text:p text:style-name="P11"><text:span text:style-name="T24">3</text:span>. <text:span text:style-name="T19">T</text:span><text:span text:style-name="T18">ables start with tables start marker </text:span><text:span text:style-name="T19">which is followed by delimited by </text:span><text:span text:style-name="T11">message table </text:span><text:span text:style-name="T19">row</text:span><text:span text:style-name="T11">s </text:span><text:span text:style-name="T19">delimiters rows which </text:span><text:span text:style-name="T27">in turn contain </text:span><text:span text:style-name="T19">delimited by </text:span>hierarchical contextual items delimiters <text:span text:style-name="T19">values of the cells of the table.</text:span><text:tab/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6:56:00.976846117</meta:creation-date>
    <dc:date>2024-12-31T10:41:27.027537341</dc:date>
    <meta:editing-duration>PT5H13M35S</meta:editing-duration>
    <meta:editing-cycles>33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212" meta:character-count="1438" meta:non-whitespace-character-count="1213"/>
  </office:meta>
</office:document-meta>
</file>